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4458" officeooo:paragraph-rsid="001d4458"/>
    </style:style>
    <style:style style:name="P2" style:family="paragraph" style:parent-style-name="Preformatted_20_Text">
      <style:text-properties officeooo:rsid="001d4458" officeooo:paragraph-rsid="001d6772"/>
    </style:style>
    <style:style style:name="T1" style:family="text">
      <style:text-properties officeooo:rsid="001d6772"/>
    </style:style>
    <style:style style:name="T2" style:family="text">
      <style:text-properties officeooo:rsid="001eedf2"/>
    </style:style>
    <style:style style:name="T3" style:family="text">
      <style:text-properties officeooo:rsid="0020cf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A – worst; very strong planing and patterned colors; low coverage</text:p>
      <text:p text:style-name="P1"><text:tab/>B – second worst; strong planing but decent coverage</text:p>
      <text:p text:style-name="P1"><text:tab/>C – best; minimal planing and very good coverage</text:p>
      <text:p text:style-name="P1"/>
      <text:p text:style-name="P1">2. <text:span text:style-name="T1">Using 10,000 iterations:</text:span></text:p>
      <text:p text:style-name="P2"><text:tab/><text:span text:style-name="T1">A) 0.45670</text:span></text:p>
      <text:p text:style-name="P2"><text:tab/><text:span text:style-name="T1">B) 0.44860</text:span></text:p>
      <text:p text:style-name="P2"><text:tab/><text:span text:style-name="T2">C) 0.42610</text:span></text:p>
      <text:p text:style-name="P2"><text:tab/><text:span text:style-name="T3">D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08:17:03.729701630</dc:date>
    <meta:editing-duration>PT14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8" meta:character-count="235" meta:non-whitespace-character-count="194"/>
  </office:meta>
</office:document-meta>
</file>